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1.963cm" style:rel-column-width="6771*"/>
    </style:style>
    <style:style style:name="Table1.B" style:family="table-column">
      <style:table-column-properties style:column-width="5.653cm" style:rel-column-width="19498*"/>
    </style:style>
    <style:style style:name="Table1.C" style:family="table-column">
      <style:table-column-properties style:column-width="1.879cm" style:rel-column-width="6479*"/>
    </style:style>
    <style:style style:name="Table1.D" style:family="table-column">
      <style:table-column-properties style:column-width="1.718cm" style:rel-column-width="5925*"/>
    </style:style>
    <style:style style:name="Table1.E" style:family="table-column">
      <style:table-column-properties style:column-width="2.252cm" style:rel-column-width="7769*"/>
    </style:style>
    <style:style style:name="Table1.F" style:family="table-column">
      <style:table-column-properties style:column-width="1.663cm" style:rel-column-width="5737*"/>
    </style:style>
    <style:style style:name="Table1.G" style:family="table-column">
      <style:table-column-properties style:column-width="2.357cm" style:rel-column-width="8127*"/>
    </style:style>
    <style:style style:name="Table1.H" style:family="table-column">
      <style:table-column-properties style:column-width="1.515cm" style:rel-column-width="5229*"/>
    </style:style>
    <style:style style:name="Table1.1" style:family="table-row">
      <style:table-row-properties style:min-row-height="0.711cm" style:keep-together="true" fo:keep-together="auto"/>
    </style:style>
    <style:style style:name="Table1.A1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97cm" fo:border="0.002cm solid #000000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3" style:family="table-row">
      <style:table-row-properties style:min-row-height="0.584cm" style:keep-together="true" fo:keep-together="auto"/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none" fo:border-right="0.002cm solid #000000" fo:border-top="none" fo:border-bottom="0.002cm solid #000000"/>
    </style:style>
    <style:style style:name="Table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4" style:family="paragraph" style:parent-style-name="Table_20_Contents">
      <style:text-properties style:font-name="Helvetica" fo:font-size="6pt" style:font-size-asian="6pt" style:font-size-complex="6pt"/>
    </style:style>
    <style:style style:name="P15" style:family="paragraph" style:parent-style-name="Table_20_Contents">
      <style:text-properties style:font-name="Helvetica" fo:font-size="6pt" style:font-size-asian="5.25pt" style:font-size-complex="6pt"/>
    </style:style>
    <style:style style:name="P1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Helvetica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P3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3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7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38" style:family="paragraph" style:parent-style-name="Standard">
      <style:paragraph-properties fo:margin-left="0.291cm" fo:margin-right="0cm" fo:text-indent="0cm" style:auto-text-indent="false" style:text-autospace="none"/>
    </style:style>
    <style:style style:name="P3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0" style:family="paragraph" style:parent-style-name="Standard">
      <style:text-properties fo:font-size="10pt" style:font-size-asian="8.75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2" style:family="paragraph" style:parent-style-name="Table_20_Contents">
      <style:paragraph-properties fo:margin-left="0cm" fo:margin-right="-0.009cm" fo:text-indent="0cm" style:auto-text-indent="false"/>
      <style:text-properties style:font-name="Arial" fo:font-size="6pt" style:font-size-asian="6pt" style:font-size-complex="6pt"/>
    </style:style>
    <style:style style:name="P43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P44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22">Cod. articolo</text:p>
            </table:table-cell>
            <table:table-cell table:style-name="Table1.A1" office:value-type="string">
              <text:p text:style-name="P22">Descrizione</text:p>
            </table:table-cell>
            <table:table-cell table:style-name="Table1.A1" office:value-type="string">
              <text:p text:style-name="P23">U.M.</text:p>
            </table:table-cell>
            <table:table-cell table:style-name="Table1.A1" office:value-type="string">
              <text:p text:style-name="P23">Q.ta</text:p>
            </table:table-cell>
            <table:table-cell table:style-name="Table1.A1" office:value-type="string">
              <text:p text:style-name="P23">Prezzo (<text:placeholder text:placeholder-type="text">&lt;o.currency_id.name or ''&gt;</text:placeholder>)</text:p>
            </table:table-cell>
            <table:table-cell table:style-name="Table1.A1" office:value-type="string">
              <text:p text:style-name="P23">Sc. %</text:p>
            </table:table-cell>
            <table:table-cell table:style-name="Table1.A1" office:value-type="string">
              <text:p text:style-name="P23">Importo (<text:placeholder text:placeholder-type="text">&lt;o.currency_id.name or ''&gt;</text:placeholder>)</text:p>
            </table:table-cell>
            <table:table-cell table:style-name="Table1.H1" office:value-type="string">
              <text:p text:style-name="P23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3"><text:placeholder text:placeholder-type="text">&lt;line.name or ''&gt;</text:placeholder></text:p>
          </table:table-cell>
          <table:table-cell table:style-name="Table1.B3" office:value-type="string">
            <text:p text:style-name="P8"><text:placeholder text:placeholder-type="text">&lt;line.uos_id and line.uos_id.name or ''&gt;</text:placeholder></text:p>
          </table:table-cell>
          <table:table-cell table:style-name="Table1.B3" office:value-type="string">
            <text:p text:style-name="P8"><text:placeholder text:placeholder-type="text">&lt;formatLang(line.quantity) or 0.00&gt;</text:placeholder></text:p>
          </table:table-cell>
          <table:table-cell table:style-name="Table1.B3" office:value-type="string">
            <text:p text:style-name="P8"><text:placeholder text:placeholder-type="text">&lt;formatLang(line.price_unit) or ''&gt;</text:placeholder></text:p>
          </table:table-cell>
          <table:table-cell table:style-name="Table1.B3" office:value-type="string">
            <text:p text:style-name="P8"><text:placeholder text:placeholder-type="text">&lt;line.discount and (formatLang(line.discount) +'%') or ''&gt;</text:placeholder></text:p>
          </table:table-cell>
          <table:table-cell table:style-name="Table1.B3" office:value-type="string">
            <text:p text:style-name="P8"><text:placeholder text:placeholder-type="text">&lt;formatLang(line.price_subtotal) or ''&gt;</text:placeholder></text:p>
          </table:table-cell>
          <table:table-cell table:style-name="Table1.B3" office:value-type="string">
            <text:p text:style-name="P28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64cm" style:rel-column-width="11948*"/>
    </style:style>
    <style:style style:name="Table3.B" style:family="table-column">
      <style:table-column-properties style:column-width="3.441cm" style:rel-column-width="11869*"/>
    </style:style>
    <style:style style:name="Table3.C" style:family="table-column">
      <style:table-column-properties style:column-width="2.91cm" style:rel-column-width="10038*"/>
    </style:style>
    <style:style style:name="Table3.D" style:family="table-column">
      <style:table-column-properties style:column-width="4.233cm" style:rel-column-width="14601*"/>
    </style:style>
    <style:style style:name="Table3.E" style:family="table-column">
      <style:table-column-properties style:column-width="4.018cm" style:rel-column-width="13858*"/>
    </style:style>
    <style:style style:name="Table3.F" style:family="table-column">
      <style:table-column-properties style:column-width="0.933cm" style:rel-column-width="3221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6cm" table:align="margins"/>
    </style:style>
    <style:style style:name="Table4.A" style:family="table-column">
      <style:table-column-properties style:column-width="9.186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row-height="1.42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>
      <style:table-cell-properties fo:background-color="transparent" fo:padding="0.049cm" fo:border="0.002cm solid #000000">
        <style:background-image/>
      </style:table-cell-properties>
    </style:style>
    <style:style style:name="Table3.A3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le3.C3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745cm" style:rel-column-width="16365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3.503cm" style:rel-column-width="12082*"/>
    </style:style>
    <style:style style:name="Table6.D" style:family="table-column">
      <style:table-column-properties style:column-width="3.665cm" style:rel-column-width="12642*"/>
    </style:style>
    <style:style style:name="Table6.E" style:family="table-column">
      <style:table-column-properties style:column-width="1.547cm" style:rel-column-width="5335*"/>
    </style:style>
    <style:style style:name="Table6.F" style:family="table-column">
      <style:table-column-properties style:column-width="2.147cm" style:rel-column-width="7404*"/>
    </style:style>
    <style:style style:name="Table6.G" style:family="table-column">
      <style:table-column-properties style:column-width="2.15cm" style:rel-column-width="7418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G1" style:family="table-cell">
      <style:table-cell-properties fo:padding="0.101cm" fo:border="0.002cm solid #000000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F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le6.3" style:family="table-row">
      <style:table-row-properties style:row-height="1.016cm" style:keep-together="false" fo:keep-together="always"/>
    </style:style>
    <style:style style:name="Table6.4" style:family="table-row">
      <style:table-row-properties style:row-height="1.799cm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paragraph-properties fo:margin-left="0cm" fo:margin-right="-0.009cm" fo:text-indent="0cm" style:auto-text-indent="false"/>
      <style:text-properties style:font-name="Arial" fo:font-size="6pt" style:font-size-asian="6pt" style:font-size-complex="6pt"/>
    </style:style>
    <style:style style:name="MP1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MP12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MP13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4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19" style:family="paragraph" style:parent-style-name="Table_20_Contents">
      <style:text-properties style:font-name="Helvetica" fo:font-size="6pt" style:font-size-asian="6pt" style:font-size-complex="6pt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1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2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3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5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6" style:family="paragraph" style:parent-style-name="Standard">
      <style:text-properties fo:font-size="10pt" style:font-size-asian="8.75pt" style:font-size-complex="10pt"/>
    </style:style>
    <style:style style:name="MP27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8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9" style:family="paragraph" style:parent-style-name="Table_20_Contents">
      <style:text-properties style:font-name="Helvetica" fo:font-size="8pt" style:font-size-asian="8pt" style:font-size-complex="8pt"/>
    </style:style>
    <style:style style:name="MP30" style:family="paragraph" style:parent-style-name="Table_20_Contents">
      <style:text-properties style:font-name="Helvetica" fo:font-size="6pt" style:font-size-asian="5.25pt" style:font-size-complex="6pt"/>
    </style:style>
    <style:style style:name="MP3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3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35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6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style:font-weight-asian="bold" style:font-weight-complex="bold"/>
    </style:style>
    <style:style style:name="MT9" style:family="text">
      <style:text-properties style:font-name="Arial"/>
    </style:style>
    <style:style style:name="MT1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4.16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covered-table-cell/>
            <table:covered-table-cell/>
            <table:table-cell table:style-name="Table3.D1" table:number-columns-spanned="3" office:value-type="string">
              <text:p text:style-name="MP9"><text:placeholder text:placeholder-type="text">&lt;setLang(o.partner_id.lang or "it_IT")&gt;</text:placeholder> 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1"><text:placeholder text:placeholder-type="text">&lt;o.address_invoice_id.street or ''&gt;</text:placeholder> <text:placeholder text:placeholder-type="text">&lt;o.address_invoice_id.street2 or ''&gt;</text:placeholder></text:p>
                    <text:p text:style-name="MP11"><text:placeholder text:placeholder-type="text">&lt;o.address_invoice_id.zip or ''&gt;</text:placeholder> <text:placeholder text:placeholder-type="text">&lt;o.address_invoice_id.city or ''&gt;</text:placeholder></text:p>
                    <text:p text:style-name="MP12"/>
                    <text:p text:style-name="MP11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3"><text:span text:style-name="Teletype"><text:span text:style-name="MT8">CF: </text:span></text:span><text:span text:style-name="Teletype"><text:span text:style-name="MT9"><text:placeholder text:placeholder-type="text">&lt;o.partner_id.fiscalcode or ''&gt;</text:placeholder></text:span></text:span></text:p>
                    <text:p text:style-name="MP11"/>
                    <text:p text:style-name="MP14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5">N° documento</text:p>
              <text:p text:style-name="MP16"/>
              <text:p text:style-name="MP17"><text:placeholder text:placeholder-type="text">&lt;o.number or ''&gt;</text:placeholder></text:p>
            </table:table-cell>
            <table:table-cell table:style-name="Table3.A2" office:value-type="string">
              <text:p text:style-name="MP15">Data emissione</text:p>
              <text:p text:style-name="MP15"/>
              <text:p text:style-name="MP17"><text:placeholder text:placeholder-type="text">&lt;o.date_invoice and formatLang(o.date_invoice,date=True) or ''&gt;</text:placeholder></text:p>
            </table:table-cell>
            <table:table-cell table:style-name="Table3.A2" table:number-columns-spanned="2" office:value-type="string">
              <text:p text:style-name="MP15">Tipo</text:p>
              <text:p text:style-name="MP18"/>
              <text:p text:style-name="MP17">Accompagnatoria</text:p>
            </table:table-cell>
            <table:covered-table-cell/>
            <table:table-cell table:style-name="Table3.A2" office:value-type="string">
              <text:p text:style-name="MP19">Cod. Cliente</text:p>
              <text:p text:style-name="MP15"/>
              <text:p text:style-name="MP20"><text:placeholder text:placeholder-type="text">&lt;o.partner_id.ref or ''&gt;</text:placeholder></text:p>
            </table:table-cell>
            <table:table-cell table:style-name="Table3.F2" office:value-type="string">
              <text:p text:style-name="MP19">Pag.</text:p>
              <text:p text:style-name="MP19"/>
              <text:p text:style-name="MP21"><text:page-number text:select-page="current">1</text:page-number>/<text:page-count>1</text:page-count> </text:p>
            </table:table-cell>
          </table:table-row>
          <table:table-row table:style-name="Table3.2">
            <table:table-cell table:style-name="Table3.A3" table:number-columns-spanned="2" office:value-type="string">
              <text:p text:style-name="MP19">Descrizione pagamento</text:p>
              <text:p text:style-name="MP22"/>
              <text:p text:style-name="MP23"><text:placeholder text:placeholder-type="text">&lt;o.payment_type.name or ''&gt;</text:placeholder><text:placeholder text:placeholder-type="text">&lt;if test="o.payment_type.name and o.payment_term.name"&gt;</text:placeholder>-<text:placeholder text:placeholder-type="text">&lt;/if&gt;</text:placeholder><text:placeholder text:placeholder-type="text">&lt;o.payment_term.name or ''&gt;</text:placeholder></text:p>
              <text:p text:style-name="MP24"/>
            </table:table-cell>
            <table:covered-table-cell/>
            <table:table-cell table:style-name="Table3.C3" table:number-columns-spanned="4" office:value-type="string">
              <text:p text:style-name="MP19">Banca di appoggio</text:p>
              <text:p text:style-name="MP19"/>
              <text:p text:style-name="MP25"><text:placeholder text:placeholder-type="text">&lt;o.partner_bank_id and o.partner_bank_id.bank.name or ''&gt;</text:placeholder></text:p>
            </table:table-cell>
            <table:covered-table-cell/>
            <table:covered-table-cell/>
            <table:covered-table-cell/>
          </table:table-row>
        </table:table>
        <text:p text:style-name="MP26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row table:style-name="Table6.1">
            <table:table-cell table:style-name="Table6.A1" office:value-type="string">
              <text:p text:style-name="MP19">Causale del trasporto</text:p>
              <text:p text:style-name="MP19"/>
              <text:p text:style-name="MP27"><text:placeholder text:placeholder-type="text">&lt;o.invoice_line[0].document_reference_id.transportation_reason_id and o.invoice_line[0].document_reference_id.transportation_reason_id and o.invoice_line[0].document_reference_id.transportation_reason_id and o.invoice_line[0].document_reference_id.transportation_reason_id.name or ''&gt;</text:placeholder></text:p>
            </table:table-cell>
            <table:table-cell table:style-name="Table6.A1" table:number-columns-spanned="2" office:value-type="string">
              <text:p text:style-name="MP19">Porto</text:p>
              <text:p text:style-name="MP19"/>
              <text:p text:style-name="MP27"><text:placeholder text:placeholder-type="text">&lt;o.invoice_line[0].document_reference_id.carriage_condition_id and o.invoice_line[0].document_reference_id.carriage_condition_id and o.invoice_line[0].document_reference_id.carriage_condition_id and o.invoice_line[0].document_reference_id.carriage_condition_id.name or ''&gt;</text:placeholder></text:p>
              <text:p text:style-name="MP27"/>
            </table:table-cell>
            <table:covered-table-cell/>
            <table:table-cell table:style-name="Table6.A1" table:number-columns-spanned="2" office:value-type="string">
              <text:p text:style-name="MP19">Aspetto esteriore dei beni</text:p>
              <text:p text:style-name="MP19"/>
              <text:p text:style-name="MP27"><text:placeholder text:placeholder-type="text">&lt;o.invoice_line[0].document_reference_id.goods_description_id and o.invoice_line[0].document_reference_id.goods_description_id and o.invoice_line[0].document_reference_id.goods_description_id and o.invoice_line[0].document_reference_id.goods_description_id.name or ''&gt;</text:placeholder></text:p>
            </table:table-cell>
            <table:covered-table-cell/>
            <table:table-cell table:style-name="Table6.A1" office:value-type="string">
              <text:p text:style-name="MP19">Numero colli</text:p>
              <text:p text:style-name="MP19"/>
              <text:p text:style-name="MP27"><text:placeholder text:placeholder-type="text">&lt;o.invoice_line[0].document_reference_id.number_of_packages or ''&gt;</text:placeholder></text:p>
            </table:table-cell>
            <table:table-cell table:style-name="Table6.G1" office:value-type="string">
              <text:p text:style-name="MP19">Peso</text:p>
              <text:p text:style-name="MP19"/>
              <text:p text:style-name="MP27"><text:placeholder text:placeholder-type="text">&lt;o.invoice_line[0].document_reference_id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19">Vettore</text:p>
              <text:p text:style-name="MP27"/>
              <text:p text:style-name="MP27"><text:placeholder text:placeholder-type="text">&lt;o.invoice_line[0].document_reference_id.carrier_id and o.invoice_line[0].document_reference_id.carrier_id and o.invoice_line[0].document_reference_id.carrier_id and o.invoice_line[0].document_reference_id.carrier_id.name or ''&gt;</text:placeholder></text:p>
            </table:table-cell>
            <table:table-cell table:style-name="Table6.A2" table:number-columns-spanned="2" office:value-type="string">
              <text:p text:style-name="MP19">Data ritiro </text:p>
              <text:p text:style-name="MP19"/>
              <text:p text:style-name="MP28"><text:placeholder text:placeholder-type="text">&lt;if test='bool(o.invoice_line[0].document_reference_id.date_done)'&gt;</text:placeholder></text:p>
              <text:p text:style-name="MP29"><text:placeholder text:placeholder-type="text">&lt;(formatLang(o.invoice_line[0].document_reference_id.date_done[0:10], date=True)) or ''&gt;</text:placeholder></text:p>
              <text:p text:style-name="MP28"><text:placeholder text:placeholder-type="text">&lt;/if&gt;</text:placeholder></text:p>
            </table:table-cell>
            <table:covered-table-cell/>
            <table:table-cell table:style-name="Table6.A2" table:number-columns-spanned="2" office:value-type="string">
              <text:p text:style-name="MP19">Ora ritiro</text:p>
              <text:p text:style-name="MP19"/>
              <text:p text:style-name="MP29"><text:span text:style-name="MT11"><text:placeholder text:placeholder-type="text">&lt;if test='bool(o.invoice_line[0].document_reference_id.date_done)'&gt;</text:placeholder></text:span><text:span text:style-name="MT11"><text:placeholder text:placeholder-type="text">&lt;(o.invoice_line[0].document_reference_id.date_done[10:]) or ''&gt;</text:placeholder></text:span><text:span text:style-name="MT11"><text:placeholder text:placeholder-type="text">&lt;/if&gt;</text:placeholder></text:span></text:p>
            </table:table-cell>
            <table:covered-table-cell/>
            <table:table-cell table:style-name="Table6.F2" table:number-columns-spanned="2" office:value-type="string">
              <text:p text:style-name="MP19">Note</text:p>
              <text:p text:style-name="MP30"/>
              <text:p text:style-name="MP27"><text:placeholder text:placeholder-type="text">&lt;o.invoice_line[0].document_reference_id.note or ''&gt;</text:placeholder></text:p>
            </table:table-cell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19">Firma vettore</text:p>
            </table:table-cell>
            <table:covered-table-cell/>
            <table:table-cell table:style-name="Table6.A2" table:number-columns-spanned="2" office:value-type="string">
              <text:p text:style-name="MP31">Firma conducente</text:p>
            </table:table-cell>
            <table:covered-table-cell/>
            <table:table-cell table:style-name="Table6.F2" table:number-columns-spanned="3" office:value-type="string">
              <text:p text:style-name="MP31">Firma destinatario</text:p>
            </table:table-cell>
            <table:covered-table-cell/>
            <table:covered-table-cell/>
          </table:table-row>
          <table:table-row table:style-name="Table6.4">
            <table:table-cell table:style-name="Table6.A2" office:value-type="string">
              <text:p text:style-name="MP32">Totale imponibile (<text:span text:style-name="MT11"><text:placeholder text:placeholder-type="text">&lt;o.currency_id.name or ''&gt;</text:placeholder></text:span>)</text:p>
              <text:p text:style-name="MP33"/>
              <text:p text:style-name="MP34"><text:placeholder text:placeholder-type="text">&lt;formatLang(o.amount_untaxed)&gt;</text:placeholder></text:p>
            </table:table-cell>
            <table:table-cell table:style-name="Table6.A2" table:number-columns-spanned="2" office:value-type="string">
              <text:p text:style-name="MP32">Totale IVA (<text:span text:style-name="MT11"><text:placeholder text:placeholder-type="text">&lt;o.currency_id.name or ''&gt;</text:placeholder></text:span>)</text:p>
              <text:p text:style-name="MP35"/>
              <text:p text:style-name="MP34"><text:placeholder text:placeholder-type="text">&lt;formatLang(o.amount_tax)&gt;</text:placeholder></text:p>
            </table:table-cell>
            <table:covered-table-cell/>
            <table:table-cell table:style-name="Table6.F2" table:number-columns-spanned="4" office:value-type="string">
              <text:p text:style-name="MP35">Totale documento (<text:placeholder text:placeholder-type="text">&lt;o.currency_id.name or ''&gt;</text:placeholder>)</text:p>
              <text:p text:style-name="MP35"/>
              <text:p text:style-name="MP34"><text:placeholder text:placeholder-type="text">&lt;formatLa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MP3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2-04-17T11:58:53</dc:date>
    <meta:editing-duration>PT50H49M10S</meta:editing-duration>
    <meta:editing-cycles>246</meta:editing-cycles>
    <meta:generator>OpenOffice.org/3.2$Linux OpenOffice.org_project/320m12$Build-9483</meta:generator>
    <dc:creator>Paolo Chiara</dc:creator>
    <meta:document-statistic meta:table-count="4" meta:image-count="0" meta:object-count="0" meta:page-count="1" meta:paragraph-count="75" meta:word-count="275" meta:character-count="3857"/>
    <meta:user-defined meta:name="Info 1">http://localhost:8069</meta:user-defined>
    <meta:user-defined meta:name="Info 2"/>
    <meta:user-defined meta:name="Info 3"/>
    <meta:user-defined meta:name="Info 4"/>
  </office:meta>
</office:document-meta>
</file>